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3E8000003E8962B0CBC7AC1AD97.png" manifest:media-type="image/png"/>
  <manifest:file-entry manifest:full-path="Pictures/100000000000073D0000039A36F742C509E988C2.png" manifest:media-type="image/png"/>
  <manifest:file-entry manifest:full-path="Pictures/100000000000073D0000039AEAD5E227ABB0C57D.png" manifest:media-type="image/png"/>
  <manifest:file-entry manifest:full-path="Pictures/100000000000073D0000039AA099740AFF9BAB48.png" manifest:media-type="image/png"/>
  <manifest:file-entry manifest:full-path="Pictures/100000000000073D0000039A4FD40C076A5F0C3C.png" manifest:media-type="image/png"/>
  <manifest:file-entry manifest:full-path="Pictures/100000000000073D0000039AE2D561F6FC7D3FEE.png" manifest:media-type="image/png"/>
  <manifest:file-entry manifest:full-path="Pictures/100000000000073D0000039ACD1D63C7B05BA048.png" manifest:media-type="image/png"/>
  <manifest:file-entry manifest:full-path="Pictures/100000000000073D0000039A41D2FD640DAE2D86.png" manifest:media-type="image/png"/>
  <manifest:file-entry manifest:full-path="Pictures/100000000000073D0000039ACCB55792D610E622.png" manifest:media-type="image/png"/>
  <manifest:file-entry manifest:full-path="Pictures/100000000000073D0000039AAE836A59091B8E9C.png" manifest:media-type="image/png"/>
  <manifest:file-entry manifest:full-path="Pictures/100000000000073D0000039AF807E002CC3A32E8.png" manifest:media-type="image/png"/>
  <manifest:file-entry manifest:full-path="Pictures/100000000000073D0000039A3F69DBC77B593D97.png" manifest:media-type="image/png"/>
  <manifest:file-entry manifest:full-path="Pictures/100000000000073D0000039A45273892D2C1E38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76cm, 0cm, 16.126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239cm, 0cm, 15.493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4.478cm, 0cm, 16.253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59cm, 0cm, 16.57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747cm, 0cm, 16.8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687cm, 0cm, 15.553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003cm, 0cm, 15.1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384cm, 0cm, 17.142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19cm, 0cm, 16.46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636cm, 0cm, 15.74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763cm, 0cm, 16.89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638cm, 0cm, 17.269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fo:min-height="3.179cm"/>
    </style:style>
    <style:style style:name="gr14" style:family="graphic" style:parent-style-name="standard">
      <style:graphic-properties draw:stroke="none" svg:stroke-color="#000000" draw:fill="none" draw:fill-color="#ffffff" fo:min-height="3.785cm"/>
    </style:style>
    <style:style style:name="gr1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19.201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4" style:family="paragraph">
      <loext:graphic-properties draw:fill="none" draw:fill-color="#ffffff"/>
      <style:paragraph-properties fo:text-align="center"/>
      <style:text-properties style:text-position="-33% 58%" fo:font-size="48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text-position="-33% 58%" fo:font-size="4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017cm" svg:height="24.39cm" svg:x="1.228cm" svg:y="21.966cm">
          <draw:image xlink:href="Pictures/100000000000073D0000039ACD1D63C7B05BA048.png" xlink:type="simple" xlink:show="embed" xlink:actuate="onLoad">
            <text:p/>
          </draw:image>
        </draw:frame>
        <draw:frame draw:style-name="gr2" draw:text-style-name="P1" draw:layer="layout" svg:width="18.287cm" svg:height="24.39cm" svg:x="18.289cm" svg:y="-0.852cm">
          <draw:image xlink:href="Pictures/100000000000073D0000039AE2D561F6FC7D3FEE.png" xlink:type="simple" xlink:show="embed" xlink:actuate="onLoad">
            <text:p/>
          </draw:image>
        </draw:frame>
        <draw:frame draw:style-name="gr3" draw:text-style-name="P1" draw:layer="layout" svg:width="18.288cm" svg:height="24.39cm" svg:x="1.578cm" svg:y="-0.979cm">
          <draw:image xlink:href="Pictures/100000000000073D0000039A41D2FD640DAE2D86.png" xlink:type="simple" xlink:show="embed" xlink:actuate="onLoad">
            <text:p/>
          </draw:image>
        </draw:frame>
        <draw:frame draw:style-name="gr4" draw:text-style-name="P1" draw:layer="layout" svg:width="16.382cm" svg:height="24.39cm" svg:x="35.406cm" svg:y="-0.919cm">
          <draw:image xlink:href="Pictures/100000000000073D0000039A3F69DBC77B593D97.png" xlink:type="simple" xlink:show="embed" xlink:actuate="onLoad">
            <text:p/>
          </draw:image>
        </draw:frame>
        <draw:frame draw:style-name="gr5" draw:text-style-name="P1" draw:layer="layout" svg:width="16.382cm" svg:height="24.39cm" svg:x="51.211cm" svg:y="-1.1cm">
          <draw:image xlink:href="Pictures/100000000000073D0000039AAE836A59091B8E9C.png" xlink:type="simple" xlink:show="embed" xlink:actuate="onLoad">
            <text:p/>
          </draw:image>
        </draw:frame>
        <draw:frame draw:style-name="gr6" draw:text-style-name="P1" draw:layer="layout" svg:width="17.779cm" svg:height="24.39cm" svg:x="64.292cm" svg:y="-0.979cm">
          <draw:image xlink:href="Pictures/100000000000073D0000039A45273892D2C1E38E.png" xlink:type="simple" xlink:show="embed" xlink:actuate="onLoad">
            <text:p/>
          </draw:image>
        </draw:frame>
        <draw:frame draw:style-name="gr7" draw:text-style-name="P1" draw:layer="layout" svg:width="17.906cm" svg:height="24.39cm" svg:x="79.251cm" svg:y="-0.852cm">
          <draw:image xlink:href="Pictures/100000000000073D0000039A4FD40C076A5F0C3C.png" xlink:type="simple" xlink:show="embed" xlink:actuate="onLoad">
            <text:p/>
          </draw:image>
        </draw:frame>
        <draw:frame draw:style-name="gr8" draw:text-style-name="P1" draw:layer="layout" svg:width="15.493cm" svg:height="24.39cm" svg:x="20.488cm" svg:y="22.066cm">
          <draw:image xlink:href="Pictures/100000000000073D0000039AA099740AFF9BAB48.png" xlink:type="simple" xlink:show="embed" xlink:actuate="onLoad">
            <text:p/>
          </draw:image>
        </draw:frame>
        <draw:frame draw:style-name="gr9" draw:text-style-name="P1" draw:layer="layout" svg:width="15.366cm" svg:height="24.39cm" svg:x="35.418cm" svg:y="22.112cm">
          <draw:image xlink:href="Pictures/100000000000073D0000039AF807E002CC3A32E8.png" xlink:type="simple" xlink:show="embed" xlink:actuate="onLoad">
            <text:p/>
          </draw:image>
        </draw:frame>
        <draw:frame draw:style-name="gr10" draw:text-style-name="P1" draw:layer="layout" svg:width="16.636cm" svg:height="24.39cm" svg:x="49.514cm" svg:y="22.106cm">
          <draw:image xlink:href="Pictures/100000000000073D0000039AEAD5E227ABB0C57D.png" xlink:type="simple" xlink:show="embed" xlink:actuate="onLoad">
            <text:p/>
          </draw:image>
        </draw:frame>
        <draw:frame draw:style-name="gr11" draw:text-style-name="P1" draw:layer="layout" svg:width="15.366cm" svg:height="24.39cm" svg:x="65.924cm" svg:y="22.223cm">
          <draw:image xlink:href="Pictures/100000000000073D0000039ACCB55792D610E622.png" xlink:type="simple" xlink:show="embed" xlink:actuate="onLoad">
            <text:p/>
          </draw:image>
        </draw:frame>
        <draw:frame draw:style-name="gr12" draw:text-style-name="P1" draw:layer="layout" svg:width="15.112cm" svg:height="24.39cm" svg:x="80.883cm" svg:y="22.239cm">
          <draw:image xlink:href="Pictures/100000000000073D0000039A36F742C509E988C2.png" xlink:type="simple" xlink:show="embed" xlink:actuate="onLoad">
            <text:p/>
          </draw:image>
        </draw:frame>
        <draw:frame draw:style-name="gr13" draw:text-style-name="P3" draw:layer="layout" svg:width="9.017cm" svg:height="3.429cm" svg:x="5.496cm" svg:y="19.69cm">
          <draw:text-box>
            <text:p text:style-name="P2"><text:span text:style-name="T1">SOURCE</text:span></text:p>
          </draw:text-box>
        </draw:frame>
        <draw:frame draw:style-name="gr13" draw:text-style-name="P3" draw:layer="layout" svg:width="9.017cm" svg:height="3.429cm" svg:x="4.996cm" svg:y="42.456cm">
          <draw:text-box>
            <text:p text:style-name="P2"><text:span text:style-name="T1">TARGET</text:span></text:p>
          </draw:text-box>
        </draw:frame>
        <draw:frame draw:style-name="gr13" draw:text-style-name="P4" draw:layer="layout" svg:width="9.017cm" svg:height="3.429cm" svg:x="24.176cm" svg:y="20.262cm">
          <draw:text-box>
            <text:p text:style-name="P2"><text:span text:style-name="T1">t</text:span><text:span text:style-name="T2">1</text:span></text:p>
          </draw:text-box>
        </draw:frame>
        <draw:frame draw:style-name="gr13" draw:text-style-name="P3" draw:layer="layout" svg:width="9.017cm" svg:height="3.429cm" svg:x="39.719cm" svg:y="20.316cm">
          <draw:text-box>
            <text:p text:style-name="P2"><text:span text:style-name="T1">t</text:span><text:span text:style-name="T2">2</text:span></text:p>
          </draw:text-box>
        </draw:frame>
        <draw:frame draw:style-name="gr13" draw:text-style-name="P3" draw:layer="layout" svg:width="9.017cm" svg:height="3.429cm" svg:x="55.826cm" svg:y="20.189cm">
          <draw:text-box>
            <text:p text:style-name="P2"><text:span text:style-name="T1">t</text:span><text:span text:style-name="T2">3</text:span></text:p>
          </draw:text-box>
        </draw:frame>
        <draw:frame draw:style-name="gr14" draw:text-style-name="P3" draw:layer="layout" svg:width="9.017cm" svg:height="4.441cm" svg:x="69.504cm" svg:y="20.116cm">
          <draw:text-box>
            <text:p text:style-name="P2"><text:span text:style-name="T1">t</text:span><text:span text:style-name="T2">4</text:span></text:p>
            <text:p text:style-name="P2"><text:span text:style-name="T1"/></text:p>
          </draw:text-box>
        </draw:frame>
        <draw:frame draw:style-name="gr13" draw:text-style-name="P3" draw:layer="layout" svg:width="9.017cm" svg:height="3.429cm" svg:x="84.109cm" svg:y="20.243cm">
          <draw:text-box>
            <text:p text:style-name="P2"><text:span text:style-name="T1">t</text:span><text:span text:style-name="T2">5</text:span></text:p>
          </draw:text-box>
        </draw:frame>
        <draw:frame draw:style-name="gr15" draw:text-style-name="P2" draw:layer="layout" svg:width="6.197cm" svg:height="25.399cm" svg:x="94.345cm" svg:y="20.685cm">
          <draw:image xlink:href="Pictures/10000201000003E8000003E8962B0CBC7AC1AD9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1.6cm" fo:page-height="46.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5T10:33:11.573946449</dc:date>
    <meta:editing-duration>PT25M42S</meta:editing-duration>
    <meta:editing-cycles>11</meta:editing-cycles>
    <meta:generator>LibreOffice/6.0.7.3$Linux_X86_64 LibreOffice_project/00m0$Build-3</meta:generator>
    <meta:document-statistic meta:object-count="20"/>
  </office:meta>
</office:document-meta>
</file>